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ef2" officeooo:paragraph-rsid="000a9ef2"/>
    </style:style>
    <style:style style:name="P2" style:family="paragraph" style:parent-style-name="Standard">
      <style:text-properties officeooo:rsid="000b89d8" officeooo:paragraph-rsid="000b89d8"/>
    </style:style>
    <style:style style:name="P3" style:family="paragraph" style:parent-style-name="Standard">
      <style:text-properties officeooo:rsid="000cc931" officeooo:paragraph-rsid="000cc931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officeooo:paragraph-rsid="001076a6"/>
    </style:style>
    <style:style style:name="P6" style:family="paragraph" style:parent-style-name="Standard">
      <style:text-properties officeooo:paragraph-rsid="00113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e9f" style:font-weight-asian="bold" style:font-weight-complex="bold"/>
    </style:style>
    <style:style style:name="T3" style:family="text">
      <style:text-properties fo:font-weight="bold" officeooo:rsid="001076a6" style:font-weight-asian="bold" style:font-weight-complex="bold"/>
    </style:style>
    <style:style style:name="T4" style:family="text">
      <style:text-properties fo:font-weight="bold" officeooo:rsid="00127664" style:font-weight-asian="bold" style:font-weight-complex="bold"/>
    </style:style>
    <style:style style:name="T5" style:family="text">
      <style:text-properties fo:font-weight="bold" officeooo:rsid="0011399c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89d8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2139" style:font-weight-asian="normal" style:font-weight-complex="normal"/>
    </style:style>
    <style:style style:name="T10" style:family="text">
      <style:text-properties fo:font-weight="normal" officeooo:rsid="000f4e9f" style:font-weight-asian="normal" style:font-weight-complex="normal"/>
    </style:style>
    <style:style style:name="T11" style:family="text">
      <style:text-properties fo:font-weight="normal" officeooo:rsid="0011399c" style:font-weight-asian="normal" style:font-weight-complex="normal"/>
    </style:style>
    <style:style style:name="T12" style:family="text">
      <style:text-properties fo:font-weight="normal" officeooo:rsid="00127664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89d8" style:font-style-asian="normal" style:font-weight-asian="normal" style:font-style-complex="normal" style:font-weight-complex="normal"/>
    </style:style>
    <style:style style:name="T15" style:family="text">
      <style:text-properties officeooo:rsid="000b89d8"/>
    </style:style>
    <style:style style:name="T16" style:family="text">
      <style:text-properties officeooo:rsid="000f4e9f"/>
    </style:style>
    <style:style style:name="T17" style:family="text">
      <style:text-properties officeooo:rsid="000cc931"/>
    </style:style>
    <style:style style:name="T18" style:family="text">
      <style:text-properties officeooo:rsid="00107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untes UD3 ORM</text:p>
      <text:p text:style-name="P1"/>
      <text:p text:style-name="P1">Anotaciones <text:span text:style-name="T15">a nivel clase y atributos</text:span>:</text:p>
      <text:p text:style-name="P1"/>
      <text:p text:style-name="P1">Toda clase que vaya a actuar como entidad deberá llevar la anotación <text:span text:style-name="T6">@Entity</text:span> y a continuación si se desea un nombre de tabla personalizado <text:span text:style-name="T6">@Table (name = “nombre)</text:span><text:span text:style-name="T13">, </text:span><text:span text:style-name="T14">en el tema de los atributos hay varias anotaciones importantes como </text:span><text:span text:style-name="T7">@Id</text:span><text:span text:style-name="T14"> que irá acompañado de </text:span><text:span text:style-name="T7">@GeneratedValue(strategy = GenerationType.IDENTITY)</text:span><text:span text:style-name="T14"> en caso de que queramos que este ID se autoincremente, también podemos personalizar el nombre de los campos con </text:span><text:span text:style-name="T7">@Column(name = “nombre_campo”)</text:span><text:span text:style-name="T14"> también podemos hacer el campo único con </text:span><text:span text:style-name="T7">unique = true. </text:span></text:p>
      <text:p text:style-name="P4"/>
      <text:p text:style-name="P2">Relaciones:</text:p>
      <text:p text:style-name="P2"/>
      <text:p text:style-name="P3">Entidad Poseedora vs Poseída:</text:p>
      <text:p text:style-name="P2"/>
      <text:p text:style-name="P3">Antes de meterse en el caso de cada relación es importante distinguir que entidad es la poseedora y cuál la poseeída, generalmente la entidad <text:span text:style-name="T1">poseedora</text:span> será <text:span text:style-name="T1">la </text:span><text:span text:style-name="T2">entidad más “importante” </text:span><text:span text:style-name="T10">dentro de nuestro esquema</text:span><text:span text:style-name="T1"> </text:span><text:span text:style-name="T8">y la </text:span><text:span text:style-name="T1">poseída la restante</text:span><text:span text:style-name="T8">, veamoslo con un ejemplo: Persona – Correo (la parte poseedora será </text:span><text:span text:style-name="T10">Persona</text:span><text:span text:style-name="T9"> ya que esta </text:span><text:span text:style-name="T10">es la “importante” </text:span><text:span text:style-name="T8">y la poseída </text:span><text:span text:style-name="T9">será </text:span><text:span text:style-name="T10">Correo</text:span><text:span text:style-name="T8">) evidentemente esto variará con el esquema que se nos presente pero es relativamente fácil de intuir.</text:span></text:p>
      <text:p text:style-name="Standard"/>
      <text:p text:style-name="P5"><text:span text:style-name="T17">OneToMany </text:span><text:span text:style-name="T16">y ManyToOne</text:span><text:span text:style-name="T17">:</text:span></text:p>
      <text:p text:style-name="P5"/>
      <text:p text:style-name="P6"><text:span text:style-name="T16">En este tipo de relaciones por ejemplo Persona (1, </text:span><text:span text:style-name="T3">Poseedora</text:span><text:span text:style-name="T16">) Correo (N, </text:span><text:span text:style-name="T3">Poseída</text:span><text:span text:style-name="T16">) </text:span><text:span text:style-name="T18">se procederá de la siguiente manera: en el lado de la entidad 1 (Persona) ponemos la anotación </text:span></text:p>
      <text:p text:style-name="P6"><text:span text:style-name="T3">@OneToMany (cascade = CascadeType.ALL, mappedBy = “dueño”) </text:span><text:span text:style-name="T12">acompañado siempre de un</text:span><text:span text:style-name="T4"> Set (o cualquier colección) de la clase de la entidad poseída</text:span><text:span text:style-name="T12">,</text:span><text:span text:style-name="T4"> </text:span><text:span text:style-name="T11">cascade sirve para propagar los cambios realizados a las entidades subyacentes y </text:span><text:span text:style-name="T5">mappedBy</text:span><text:span text:style-name="T11"> es necesario para que funcione la relación, donde pone “dueño” se tiene que poner el </text:span><text:span text:style-name="T5">nombre de la variable que contiene la relación ManyTo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0:17:10.694655372</meta:creation-date>
    <dc:date>2026-01-13T11:06:31.108385765</dc:date>
    <meta:editing-duration>PT2H38M4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62" meta:character-count="1648" meta:non-whitespace-character-count="1392"/>
  </office:meta>
</office:document-meta>
</file>